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32.77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1.40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4.453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4.326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3.056cm"/>
    </style:style>
    <style:style style:name="gr6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46cm" fo:min-width="4.225cm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4.834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183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76cm" fo:min-width="1.53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.786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.977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4.453cm"/>
    </style:style>
    <style:style style:name="gr15" style:family="graphic" style:parent-style-name="Annotation">
      <style:graphic-properties fo:min-height="3.917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3.274cm" svg:height="1.016cm" svg:x="1.889cm" svg:y="1.381cm">
          <text:p text:style-name="P1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81cm" svg:height="1.905cm" svg:x="17.771cm" svg:y="5.535cm">
          <text:p text:style-name="P1">What to do<text:line-break/>with carg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6" draw:id="id6" draw:layer="layout" svg:width="4.953cm" svg:height="1.27cm" svg:x="5.888cm" svg:y="5.852cm">
          <text:p text:style-name="P1">Fly to structure,<text:line-break/>mine material until f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4.826cm" svg:height="1.143cm" svg:x="11.851cm" svg:y="5.916cm">
          <text:p text:style-name="P1">Fly to space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" draw:id="id1" draw:layer="layout" svg:width="3.556cm" svg:height="0.762cm" svg:x="23.225cm" svg:y="5.183cm">
          <text:p text:style-name="P1">Cargo into st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3.556cm" svg:height="0.762cm" svg:x="23.225cm" svg:y="6.588cm">
          <text:p text:style-name="P1">Sell carg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21.581cm" svg:y1="6.487cm" svg:x2="23.225cm" svg:y2="5.564cm" draw:end-shape="id1" svg:d="M21581 6487h572v-923h1072" svg:viewBox="0 0 1645 924">
          <text:p/>
        </draw:connector>
        <draw:connector draw:style-name="gr6" draw:text-style-name="P3" draw:layer="layout" svg:x1="21.581cm" svg:y1="6.487cm" svg:x2="23.225cm" svg:y2="6.969cm" draw:start-shape="id2" draw:start-glue-point="1" draw:end-shape="id3" svg:d="M21581 6487h823v482h821" svg:viewBox="0 0 1645 483">
          <text:p/>
        </draw:connector>
        <draw:connector draw:style-name="gr6" draw:text-style-name="P3" draw:layer="layout" svg:x1="26.781cm" svg:y1="5.564cm" svg:x2="35.163cm" svg:y2="1.889cm" draw:start-shape="id1" draw:end-shape="id4" draw:end-glue-point="1" svg:d="M26781 5564h8883v-3675h-501" svg:viewBox="0 0 8884 3676">
          <text:p/>
        </draw:connector>
        <draw:connector draw:style-name="gr6" draw:text-style-name="P3" draw:layer="layout" svg:x1="26.781cm" svg:y1="6.969cm" svg:x2="35.163cm" svg:y2="1.889cm" draw:start-shape="id3" draw:end-shape="id4" draw:end-glue-point="1" svg:d="M26781 6969h8883v-5080h-501" svg:viewBox="0 0 8884 5081">
          <text:p/>
        </draw:connector>
        <draw:connector draw:style-name="gr6" draw:text-style-name="P3" draw:layer="layout" svg:x1="16.677cm" svg:y1="6.487cm" svg:x2="17.771cm" svg:y2="6.487cm" draw:start-shape="id5" draw:end-shape="id2" svg:d="M16677 6487h1094" svg:viewBox="0 0 1095 1">
          <text:p/>
        </draw:connector>
        <draw:connector draw:style-name="gr6" draw:text-style-name="P3" draw:layer="layout" svg:x1="10.841cm" svg:y1="6.487cm" svg:x2="11.851cm" svg:y2="6.487cm" draw:start-shape="id6" draw:end-shape="id5" svg:d="M10841 6487h1010" svg:viewBox="0 0 1011 1">
          <text:p/>
        </draw:connector>
        <draw:custom-shape draw:style-name="Main_20_activity" xml:id="id9" draw:id="id9" draw:layer="layout" svg:width="4.953cm" svg:height="1.524cm" svg:x="2.588cm" svg:y="2.84cm">
          <text:p>Min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7" draw:id="id7" draw:layer="layout" svg:width="4.953cm" svg:height="1.524cm" svg:x="2.588cm" svg:y="19.752cm">
          <text:p text:style-name="P4">Expand bas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1.889cm" svg:y1="1.889cm" svg:x2="2.588cm" svg:y2="20.514cm" draw:start-shape="id4" draw:start-glue-point="3" draw:end-shape="id7" svg:d="M1889 1889h-501v18625h1200" svg:viewBox="0 0 1201 18626">
          <text:p/>
        </draw:connector>
        <draw:custom-shape draw:style-name="gr3" draw:text-style-name="P2" xml:id="id20" draw:id="id20" draw:layer="layout" svg:width="4.953cm" svg:height="1.27cm" svg:x="12.938cm" svg:y="22.09cm">
          <text:p text:style-name="P1">Expand fac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8" draw:id="id8" draw:layer="layout" svg:width="4.953cm" svg:height="1.524cm" svg:x="2.588cm" svg:y="9.244cm">
          <text:p text:style-name="P4">Trad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0" draw:id="id10" draw:layer="layout" svg:width="5.334cm" svg:height="2.286cm" svg:x="2.397cm" svg:y="11.922cm">
          <text:p text:style-name="P1">View economy of visited<text:line-break/>systems and asses which<text:line-break/>cargo might be valuable<text:line-break/>for 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3" draw:id="id13" draw:layer="layout" svg:width="3.683cm" svg:height="1.143cm" svg:x="17.891cm" svg:y="9.446cm">
          <text:p text:style-name="P1">Fly to destination<text:line-break/>system/st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1.889cm" svg:y1="1.889cm" svg:x2="2.588cm" svg:y2="10.006cm" draw:start-shape="id4" draw:start-glue-point="3" draw:end-shape="id8" draw:end-glue-point="3" svg:d="M1889 1889h-501v8117h1200" svg:viewBox="0 0 1201 8118">
          <text:p/>
        </draw:connector>
        <draw:connector draw:style-name="gr8" draw:text-style-name="P5" draw:layer="layout" svg:x1="1.889cm" svg:y1="1.889cm" svg:x2="2.588cm" svg:y2="3.602cm" draw:start-shape="id4" draw:start-glue-point="3" draw:end-shape="id9" draw:end-glue-point="3" svg:d="M1889 1889h-501v1713h1200" svg:viewBox="0 0 1201 1714">
          <text:p/>
        </draw:connector>
        <draw:connector draw:style-name="gr8" draw:text-style-name="P5" draw:layer="layout" svg:x1="5.064cm" svg:y1="10.768cm" svg:x2="5.064cm" svg:y2="11.922cm" draw:start-shape="id8" draw:start-glue-point="2" draw:end-shape="id10" draw:end-glue-point="0" svg:d="M5064 10768v1154" svg:viewBox="0 0 1 1155">
          <text:p/>
        </draw:connector>
        <draw:custom-shape draw:style-name="gr11" draw:text-style-name="P2" xml:id="id12" draw:id="id12" draw:layer="layout" svg:width="4.064cm" svg:height="1.651cm" svg:x="15.251cm" svg:y="12.24cm">
          <text:p text:style-name="P1">Where to buy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Annotation" xml:id="id16" draw:id="id16" draw:layer="layout" svg:width="6.348cm" svg:height="1.319cm" svg:x="18.78cm" svg:y="15.048cm">
          <draw:text-box>
            <text:p>Choices:</text:p>
            <text:p>- Merchant depending on reputation/price<text:line-break/>- System based on base price</text:p>
          </draw:text-box>
        </draw:frame>
        <draw:custom-shape draw:style-name="gr12" draw:text-style-name="P2" xml:id="id11" draw:id="id11" draw:layer="layout" svg:width="4.572cm" svg:height="2.032cm" svg:x="9.255cm" svg:y="12.049cm">
          <text:p text:style-name="P1">Where to</text:p>
          <text:p text:style-name="P1">get the<text:line-break/>good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5" draw:layer="layout" svg:x1="7.731cm" svg:y1="13.065cm" svg:x2="9.255cm" svg:y2="13.065cm" draw:start-shape="id10" draw:end-shape="id11" svg:d="M7731 13065h1524" svg:viewBox="0 0 1525 1">
          <text:p/>
        </draw:connector>
        <draw:connector draw:style-name="gr8" draw:text-style-name="P5" draw:layer="layout" svg:x1="13.827cm" svg:y1="13.065cm" svg:x2="15.251cm" svg:y2="13.066cm" draw:start-shape="id11" draw:end-shape="id12" draw:end-glue-point="5" svg:d="M13827 13065h713v1h711" svg:viewBox="0 0 1425 2">
          <text:p/>
        </draw:connector>
        <draw:connector draw:style-name="gr8" draw:text-style-name="P5" draw:layer="layout" svg:x1="19.315cm" svg:y1="13.066cm" svg:x2="19.732cm" svg:y2="10.589cm" draw:start-shape="id12" draw:start-glue-point="7" draw:end-shape="id13" draw:end-glue-point="2" svg:d="M19315 13066h502v-1652h-85v-825" svg:viewBox="0 0 503 2478">
          <text:p/>
        </draw:connector>
        <draw:custom-shape draw:style-name="gr10" draw:text-style-name="P2" xml:id="id14" draw:id="id14" draw:layer="layout" svg:width="3.683cm" svg:height="1.143cm" svg:x="13.192cm" svg:y="9.446cm">
          <text:p text:style-name="P1">Take good<text:line-break/>from sto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11.541cm" svg:y1="12.049cm" svg:x2="13.192cm" svg:y2="10.017cm" draw:start-shape="id11" draw:end-shape="id14" draw:end-glue-point="3" svg:d="M11541 12049v-2032h1651" svg:viewBox="0 0 1652 2033">
          <text:p/>
        </draw:connector>
        <draw:connector draw:style-name="gr8" draw:text-style-name="P5" draw:layer="layout" svg:x1="16.875cm" svg:y1="10.017cm" svg:x2="17.891cm" svg:y2="10.017cm" draw:start-shape="id14" draw:start-glue-point="1" draw:end-shape="id13" svg:d="M16875 10017h1016" svg:viewBox="0 0 1017 1">
          <text:p/>
        </draw:connector>
        <draw:custom-shape draw:style-name="gr13" draw:text-style-name="P2" xml:id="id15" draw:id="id15" draw:layer="layout" svg:width="4.953cm" svg:height="2.032cm" svg:x="22.59cm" svg:y="9.001cm">
          <text:p text:style-name="P1">Which<text:line-break/>merchant<text:line-break/>to sell t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5" draw:layer="layout" svg:x1="21.574cm" svg:y1="10.017cm" svg:x2="22.59cm" svg:y2="10.017cm" draw:start-shape="id13" draw:end-shape="id15" svg:d="M21574 10017h1016" svg:viewBox="0 0 1017 1">
          <text:p/>
        </draw:connector>
        <draw:connector draw:style-name="gr8" draw:text-style-name="P5" draw:layer="layout" svg:x1="27.543cm" svg:y1="10.017cm" svg:x2="35.163cm" svg:y2="1.889cm" draw:start-shape="id15" draw:end-shape="id4" draw:end-glue-point="1" svg:d="M27543 10017h8121v-8128h-501" svg:viewBox="0 0 8122 8129">
          <text:p/>
        </draw:connector>
        <draw:connector draw:style-name="Dotted" draw:layer="layout" svg:x1="21.954cm" svg:y1="15.048cm" svg:x2="25.066cm" svg:y2="11.033cm" draw:start-shape="id16" draw:end-shape="id15" svg:d="M21954 15048v-2007h3112v-2008" svg:viewBox="0 0 3113 4016">
          <text:p/>
        </draw:connector>
        <draw:connector draw:style-name="Dotted" draw:layer="layout" svg:x1="17.283cm" svg:y1="13.891cm" svg:x2="21.954cm" svg:y2="15.048cm" draw:start-shape="id12" draw:start-glue-point="6" draw:end-shape="id16" draw:end-glue-point="0" svg:d="M17283 13891v579h4671v578" svg:viewBox="0 0 4672 1158">
          <text:p/>
        </draw:connector>
        <draw:custom-shape draw:style-name="gr10" draw:text-style-name="P2" xml:id="id17" draw:id="id17" draw:layer="layout" svg:width="3.683cm" svg:height="1.143cm" svg:x="4.048cm" svg:y="14.462cm">
          <text:p text:style-name="P1">Manufacture<text:line-break/>go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11.541cm" svg:y1="14.081cm" svg:x2="7.731cm" svg:y2="15.033cm" draw:start-shape="id11" draw:start-glue-point="6" draw:end-shape="id17" draw:end-glue-point="1" svg:d="M11541 14081v952h-3810" svg:viewBox="0 0 3811 953">
          <text:p/>
        </draw:connector>
        <draw:connector draw:style-name="Activity_20_Arrow" draw:layer="layout" svg:x1="5.064cm" svg:y1="4.364cm" svg:x2="5.888cm" svg:y2="6.487cm" draw:start-shape="id9" draw:start-glue-point="2" draw:end-shape="id6" draw:end-glue-point="3" svg:d="M5064 4364v2123h824" svg:viewBox="0 0 825 2124">
          <text:p/>
        </draw:connector>
        <draw:frame draw:style-name="Annotation" xml:id="id23" draw:id="id23" draw:layer="layout" svg:width="6.348cm" svg:height="1.675cm" svg:x="20.685cm" svg:y="17.256cm">
          <draw:text-box>
            <text:p><text:span text:style-name="T1">What can you build/create?</text:span></text:p>
            <text:p>- Your own Fuel!</text:p>
            <text:p>- Your own Drones!</text:p>
            <text:p>- All other processed goods</text:p>
          </draw:text-box>
        </draw:frame>
        <draw:frame draw:style-name="Annotation" xml:id="id18" draw:id="id18" draw:layer="layout" svg:width="6.983cm" svg:height="1.675cm" svg:x="8.876cm" svg:y="3.135cm">
          <draw:text-box>
            <text:p><text:span text:style-name="T2">What can be mined?</text:span></text:p>
            <text:p><text:span text:style-name="T2">- Only raw resources/elements like in NMS</text:span></text:p>
            <text:p><text:span text:style-name="T2">=&gt; Goal: Sell directly, store in Stock (and/or process in a factory)</text:span></text:p>
          </draw:text-box>
        </draw:frame>
        <draw:connector draw:style-name="Dotted" draw:layer="layout" svg:x1="8.876cm" svg:y1="3.972cm" svg:x2="7.541cm" svg:y2="3.602cm" draw:start-shape="id18" draw:start-glue-point="3" draw:end-shape="id9" draw:end-glue-point="1" svg:d="M8876 3972h-647v-370h-688" svg:viewBox="0 0 1336 371">
          <text:p/>
        </draw:connector>
        <draw:custom-shape draw:style-name="gr12" draw:text-style-name="P2" xml:id="id19" draw:id="id19" draw:layer="layout" svg:width="4.572cm" svg:height="2.032cm" svg:x="6.461cm" svg:y="22.463cm">
          <text:p text:style-name="P1">What to do with<text:line-break/>the money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Activity_20_Arrow" draw:layer="layout" svg:x1="5.064cm" svg:y1="21.276cm" svg:x2="6.461cm" svg:y2="23.479cm" draw:start-shape="id7" draw:end-shape="id19" draw:end-glue-point="5" svg:d="M5064 21276v2203h1397" svg:viewBox="0 0 1398 2204">
          <text:p/>
        </draw:connector>
        <draw:custom-shape draw:style-name="gr3" draw:text-style-name="P2" xml:id="id21" draw:id="id21" draw:layer="layout" svg:width="4.953cm" svg:height="1.27cm" svg:x="12.938cm" svg:y="24.122cm">
          <text:p text:style-name="P1">Buy more stock 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2" draw:id="id22" draw:layer="layout" svg:width="4.953cm" svg:height="1.27cm" svg:x="9.001cm" svg:y="26.654cm">
          <text:p text:style-name="P1">Buy a new shi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11.033cm" svg:y1="23.479cm" svg:x2="12.938cm" svg:y2="22.725cm" draw:start-shape="id19" draw:end-shape="id20" svg:d="M11033 23479h953v-754h952" svg:viewBox="0 0 1906 755">
          <text:p/>
        </draw:connector>
        <draw:connector draw:style-name="Activity_20_Arrow" draw:layer="layout" svg:x1="11.033cm" svg:y1="23.479cm" svg:x2="12.938cm" svg:y2="24.757cm" draw:start-shape="id19" draw:end-shape="id21" svg:d="M11033 23479h953v1278h952" svg:viewBox="0 0 1906 1279">
          <text:p/>
        </draw:connector>
        <draw:connector draw:style-name="Activity_20_Arrow" draw:layer="layout" svg:x1="8.747cm" svg:y1="24.495cm" svg:x2="11.477cm" svg:y2="26.654cm" draw:start-shape="id19" draw:start-glue-point="2" draw:end-shape="id22" svg:d="M8747 24495v1080h2730v1079" svg:viewBox="0 0 2731 2160">
          <text:p/>
        </draw:connector>
        <draw:connector draw:style-name="Dotted" draw:layer="layout" svg:x1="17.891cm" svg:y1="22.725cm" svg:x2="20.685cm" svg:y2="18.093cm" draw:start-shape="id20" draw:end-shape="id23" svg:d="M17891 22725h1397v-4632h1397" svg:viewBox="0 0 2795 4633">
          <text:p/>
        </draw:connector>
        <draw:custom-shape draw:style-name="gr14" draw:text-style-name="P2" xml:id="id24" draw:id="id24" draw:layer="layout" svg:width="4.953cm" svg:height="1.905cm" svg:x="2.143cm" svg:y="26.654cm">
          <text:p text:style-name="P1">Buy station to get<text:line-break/>rid of stock space rent<text:line-break/>and power cos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8.747cm" svg:y1="24.495cm" svg:x2="4.619cm" svg:y2="26.654cm" draw:start-shape="id19" draw:end-shape="id24" svg:d="M8747 24495v1080h-4128v1079" svg:viewBox="0 0 4129 2160">
          <text:p/>
        </draw:connector>
        <draw:frame draw:style-name="Annotation" xml:id="id25" draw:id="id25" draw:layer="layout" svg:width="6.348cm" svg:height="2.743cm" svg:x="20.685cm" svg:y="19.483cm">
          <draw:text-box>
            <text:p><text:span text:style-name="T1">What are the </text:span><text:span text:style-name="T1">limits?</text:span></text:p>
            <text:p>- Stock space limits what you can consume/produce (Show if you are out of<text:line-break/>something in the main station screen)</text:p>
            <text:p>- Factory space rent</text:p>
            <text:p>- Stock space rent</text:p>
            <text:p>- Power consumption and costs for this</text:p>
          </draw:text-box>
        </draw:frame>
        <draw:connector draw:style-name="Dotted" draw:layer="layout" svg:x1="17.891cm" svg:y1="22.725cm" svg:x2="20.685cm" svg:y2="20.854cm" draw:start-shape="id20" draw:end-shape="id25" svg:d="M17891 22725h1397v-1871h1397" svg:viewBox="0 0 2795 1872">
          <text:p/>
        </draw:connector>
        <draw:frame draw:style-name="gr15" xml:id="id26" draw:id="id26" draw:layer="layout" svg:width="7.493cm" svg:height="4.167cm" svg:x="20.685cm" svg:y="22.777cm">
          <draw:text-box>
            <text:p><text:span text:style-name="T1">There are only a few basic building blocks</text:span>, like those I used in that other game.</text:p>
            <text:p>- Transform 1, 2, 3 ingredients to one output</text:p>
            <text:p>- Source set to specific material</text:p>
            <text:p>- Sink into stock space</text:p>
            <text:p>- Buffer with limited size</text:p>
            <text:p>- Transport node</text:p>
            <text:p>- Merge materials node</text:p>
            <text:p>- Split materials node</text:p>
          </draw:text-box>
        </draw:frame>
        <draw:connector draw:style-name="Dotted" draw:layer="layout" svg:x1="17.891cm" svg:y1="22.725cm" svg:x2="20.685cm" svg:y2="24.86cm" draw:start-shape="id20" draw:end-shape="id26" svg:d="M17891 22725h1397v2135h1397" svg:viewBox="0 0 2795 2136">
          <text:p/>
        </draw:connector>
        <draw:frame draw:style-name="Annotation" xml:id="id27" draw:id="id27" draw:layer="layout" svg:width="6.348cm" svg:height="1.675cm" svg:x="20.685cm" svg:y="27.494cm">
          <draw:text-box>
            <text:p><text:span text:style-name="T1">Where does the Money go?</text:span></text:p>
            <text:p>- Factory space</text:p>
            <text:p>- Power consumption</text:p>
            <text:p>- New modules</text:p>
          </draw:text-box>
        </draw:frame>
        <draw:connector draw:style-name="Dotted" draw:layer="layout" svg:x1="17.891cm" svg:y1="22.725cm" svg:x2="20.685cm" svg:y2="28.331cm" draw:start-shape="id20" draw:start-glue-point="1" draw:end-shape="id27" svg:d="M17891 22725h1397v5606h1397" svg:viewBox="0 0 2795 56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tted" style:family="graphic" style:parent-style-name="GM">
      <style:graphic-properties draw:stroke="dash" draw:stroke-dash="Fine_20_Dashed" svg:stroke-color="#000000" draw:textarea-vertical-align="middle"/>
      <style:paragraph-properties fo:text-align="center"/>
    </style:style>
    <style:style style:name="GM" style:family="graphic" style:parent-style-name="standard">
      <style:graphic-properties draw:stroke-dash="Dashed_20__28_var_29__20_4" svg:stroke-color="#000000" draw:fill-gradient-name="Gradient_20_2" draw:fill-hatch-name="Hatching_20_1" draw:fill-image-name="Bitmap_20_1"/>
    </style:style>
    <style:style style:name="Main_20_activity" style:display-name="Main activity" style:family="graphic" style:parent-style-name="GM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46cm" fo:min-width="4.225cm" fo:padding-top="0.165cm" fo:padding-bottom="0.165cm" fo:padding-left="0.29cm" fo:padding-right="0.29cm"/>
      <style:paragraph-properties fo:text-align="center"/>
    </style:style>
    <style:style style:name="Activity" style:family="graphic" style:parent-style-name="GM">
      <style:graphic-properties svg:stroke-color="#000000" draw:fill="solid" draw:fill-color="#ffffff" draw:textarea-horizontal-align="justify" draw:textarea-vertical-align="middle" draw:auto-grow-height="false" fo:min-height="1.02cm" fo:min-width="4.453cm"/>
      <style:paragraph-properties fo:text-align="center"/>
      <style:text-properties fo:font-size="12pt"/>
    </style:style>
    <style:style style:name="Activity_20_Arrow" style:display-name="Activity Arrow" style:family="graphic" style:parent-style-name="GM">
      <style:graphic-properties draw:marker-end="Arrow" draw:marker-end-width="0.3cm" draw:fill="none" draw:textarea-vertical-align="middle"/>
      <style:paragraph-properties fo:text-align="center"/>
    </style:style>
    <style:style style:name="Annotation" style:family="graphic" style:parent-style-name="GM">
      <style:graphic-properties draw:stroke="dash" draw:stroke-dash="Fine_20_Dashed" svg:stroke-color="#000000" draw:fill="none" draw:fill-color="#ffffff" draw:textarea-horizontal-align="left" draw:auto-grow-height="true" draw:auto-grow-width="false" fo:min-height="1.069cm" fo:min-width="3.185cm"/>
      <style:text-properties fo:font-size="9pt" style:font-size-asian="9pt" style:font-size-complex="9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1T14:34:55.634010519</meta:creation-date>
    <dc:date>2020-01-01T19:00:50.131405631</dc:date>
    <meta:editing-duration>PT4H15M13S</meta:editing-duration>
    <meta:editing-cycles>21</meta:editing-cycles>
    <meta:generator>LibreOffice/6.0.7.3$Linux_X86_64 LibreOffice_project/00m0$Build-3</meta:generator>
    <meta:document-statistic meta:object-count="58"/>
  </office:meta>
</office:document-meta>
</file>